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5" calcext:value-type="float">
            <text:p>99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" calcext:value-type="float">
            <text:p>99,694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5:42.496690239</meta:creation-date>
    <dc:date>2018-01-17T02:38:10.694594369</dc:date>
    <meta:editing-duration>PT2M2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